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Lab 2 placeholder- documentation</text:p>
      <text:p text:style-name="P3"/>
      <text:p text:style-name="Normal"><text:span text:style-name="T4">Task 1</text:span><text:span text:style-name="T5"><text:s/></text:span><text:span text:style-name="T6">–</text:span><text:span text:style-name="T7"><text:s/></text:span></text:p>
      <text:p text:style-name="Normal"><text:span text:style-name="T8">W</text:span><text:span text:style-name="T9">e</text:span><text:span text:style-name="T10"><text:s/>needed to take a screenshot of our ArchOSC<text:s/></text:span><text:span text:style-name="T11">assignment</text:span><text:span text:style-name="T12"><text:s/>folder to show we was successfully able to create the file location for the project and to make a specific folders <text:s/>to document our work clear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N HARRISON</meta:initial-creator>
    <dc:creator>BEN HARRISON</dc:creator>
    <meta:creation-date>2026-02-03T11:09:00Z</meta:creation-date>
    <dc:date>2026-02-03T11:16:00Z</dc:date>
    <meta:template xlink:href="Normal" xlink:type="simple"/>
    <meta:editing-cycles>2</meta:editing-cycles>
    <meta:editing-duration>PT420S</meta:editing-duration>
    <meta:document-statistic meta:page-count="1" meta:paragraph-count="1" meta:word-count="37" meta:character-count="247" meta:row-count="1" meta:non-whitespace-character-count="211"/>
  </office:meta>
</office:document-meta>
</file>